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83cm" fo:min-width="1.46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059cm" fo:min-width="3.7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925cm" fo:min-width="3.56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7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63cm" svg:height="1.533cm" svg:x="1cm" svg:y="3.023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236cm" svg:height="3.309cm" svg:x="3.622cm" svg:y="0.992cm">
          <text:p text:style-name="P1">API</text:p>
          <text:p text:style-name="P1">Umbrella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064cm" svg:height="3.175cm" svg:x="3.708cm" svg:y="5.825cm">
          <text:p text:style-name="P1">User</text:p>
          <text:p text:style-name="P1">Dashboar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4cm" svg:y1="4.301cm" svg:x2="5.74cm" svg:y2="5.825cm" draw:start-shape="id1" draw:start-glue-point="2" draw:end-shape="id2" draw:end-glue-point="0" svg:d="M5740 4301v1524" svg:viewBox="0 0 1 1525">
          <text:p/>
        </draw:connector>
        <draw:frame draw:style-name="gr5" draw:text-style-name="P4" draw:layer="layout" svg:width="3.783cm" svg:height="1.685cm" svg:x="8.493cm" svg:y="1cm">
          <draw:text-box>
            <text:list text:style-name="L1">
              <text:list-item>
                <text:p text:style-name="P3"><text:span text:style-name="T1">Rate limit</text:span></text:p>
              </text:list-item>
              <text:list-item>
                <text:p text:style-name="P3"><text:span text:style-name="T1">Log activity</text:span></text:p>
              </text:list-item>
              <text:list-item>
                <text:p text:style-name="P3"><text:span text:style-name="T1">Load balance</text:span></text:p>
              </text:list-item>
            </text:list>
          </draw:text-box>
        </draw:frame>
        <draw:frame draw:style-name="gr6" draw:text-style-name="P4" draw:layer="layout" svg:width="5.461cm" svg:height="3.597cm" svg:x="7.985cm" svg:y="5.403cm">
          <draw:text-box>
            <text:list text:style-name="L1">
              <text:list-header>
                <text:p text:style-name="P3"><text:span text:style-name="T1">User</text:span></text:p>
                <text:list>
                  <text:list-item>
                    <text:p text:style-name="P3"><text:span text:style-name="T1">API Documentation</text:span></text:p>
                  </text:list-item>
                  <text:list-item>
                    <text:p text:style-name="P3"><text:span text:style-name="T1">API Key &amp; Usage</text:span></text:p>
                  </text:list-item>
                  <text:list-item>
                    <text:p text:style-name="P3"><text:span text:style-name="T1">API Status</text:span></text:p>
                  </text:list-item>
                </text:list>
                <text:p text:style-name="P3"><text:span text:style-name="T1">Manager</text:span></text:p>
                <text:list>
                  <text:list-item>
                    <text:p text:style-name="P3"><text:span text:style-name="T1">Monitor Status</text:span></text:p>
                  </text:list-item>
                  <text:list-item>
                    <text:p text:style-name="P3"><text:span text:style-name="T1">API Analytics</text:span></text:p>
                  </text:list-item>
                </text:list>
              </text:list-header>
            </text:list>
          </draw:text-box>
        </draw:frame>
        <draw:custom-shape draw:style-name="gr1" draw:text-style-name="P2" draw:layer="layout" svg:width="1.963cm" svg:height="1.533cm" svg:x="1cm" svg:y="1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63cm" svg:height="1.533cm" svg:x="1cm" svg:y="5.055cm">
          <text:p text:style-name="P1">API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667cm" svg:y1="2.016cm" svg:x2="2.905cm" svg:y2="2.016cm">
          <text:p/>
        </draw:line>
        <draw:line draw:style-name="gr7" draw:text-style-name="P5" draw:layer="layout" svg:x1="3.667cm" svg:y1="3.667cm" svg:x2="2.905cm" svg:y2="3.667cm">
          <text:p/>
        </draw:line>
        <draw:line draw:style-name="gr7" draw:text-style-name="P5" draw:layer="layout" svg:x1="3.667cm" svg:y1="4.302cm" svg:x2="2.905cm" svg:y2="5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8-19T14:22:28.850165008</meta:creation-date>
    <dc:date>2015-08-19T14:41:10.725373246</dc:date>
    <dc:creator>Brylie Oxley</dc:creator>
    <meta:editing-duration>PT18M41S</meta:editing-duration>
    <meta:editing-cycles>3</meta:editing-cycles>
    <meta:generator>LibreOffice/4.4.2.2$Linux_X86_64 LibreOffice_project/40m0$Build-2</meta:generator>
    <meta:document-statistic meta:object-count="11"/>
  </office:meta>
</office:document-meta>
</file>